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Bases de Datos Relacionales (RDBMS)</text:span></text:h>
      <text:list text:style-name="L1">
        <text:list-item>
          <text:p text:style-name="P1"><text:span text:style-name="Strong_20_Emphasis">Estándares:</text:span></text:p>
          <text:list>
            <text:list-item>
              <text:p text:style-name="P2"><text:span text:style-name="Strong_20_Emphasis">SQL (Structured Query Language)</text:span>: Es el lenguaje estándar para consultas y manipulación de bases de datos relacionales. Se usa en la mayoría de los RDBMS.</text:p>
            </text:list-item>
            <text:list-item>
              <text:p text:style-name="P2"><text:span text:style-name="Strong_20_Emphasis">SQL/XML</text:span>: Extensión de SQL para trabajar con datos XML en bases de datos relacionales. Permite la consulta, manipulación y publicación de XML en bases de datos relacionales.</text:p>
            </text:list-item>
            <text:list-item>
              <text:p text:style-name="P2"><text:span text:style-name="Strong_20_Emphasis">ODBC (Open Database Connectivity)</text:span>: Estándar que permite a las aplicaciones acceder a bases de datos relacionales de manera independiente del sistema operativo y del sistema de base de datos.</text:p>
            </text:list-item>
            <text:list-item>
              <text:p text:style-name="P2"><text:span text:style-name="Strong_20_Emphasis">JDBC (Java Database Connectivity)</text:span>: Estándar basado en Java para conectar aplicaciones Java a bases de datos relacionales. Es la API de referencia para acceso a bases de datos en el ecosistema Java.</text:p>
            </text:list-item>
          </text:list>
        </text:list-item>
        <text:list-item>
          <text:p text:style-name="P1"><text:span text:style-name="Strong_20_Emphasis">APIs:</text:span></text:p>
          <text:list>
            <text:list-item>
              <text:p text:style-name="P2"><text:span text:style-name="Strong_20_Emphasis">JDBC</text:span>: API que implementa el estándar JDBC y permite a las aplicaciones Java interactuar con bases de datos relacionales utilizando SQL.</text:p>
            </text:list-item>
            <text:list-item>
              <text:p text:style-name="P2"><text:span text:style-name="Strong_20_Emphasis">ODBC</text:span>: API que implementa el estándar ODBC para proporcionar acceso universal a cualquier base de datos que soporte este protocolo.</text:p>
            </text:list-item>
            <text:list-item>
              <text:p text:style-name="P2"><text:span text:style-name="Strong_20_Emphasis">Hibernate</text:span>: Es una API de <text:span text:style-name="Strong_20_Emphasis">ORM (Object-Relational Mapping)</text:span> que permite mapear objetos en tablas relacionales en bases de datos. Internamente utiliza SQL, pero proporciona una capa de abstracción para interactuar con bases relacionales.</text:p>
              <text:list>
                <text:list-item>
                  <text:p text:style-name="P2">Relacionado con: SQL.</text:p>
                </text:list-item>
              </text:list>
            </text:list-item>
            <text:list-item>
              <text:p text:style-name="P1"><text:span text:style-name="Strong_20_Emphasis">JPA (Java Persistence API)</text:span>: API estándar para el mapeo y la persistencia de objetos Java en bases de datos relacionales. Implementa varios estándares como SQL y está relacionado con ORM.</text:p>
            </text:list-item>
          </text:list>
        </text:list-item>
      </text:list>
      <text:h text:style-name="Heading_20_3" text:outline-level="3">2. <text:span text:style-name="Strong_20_Emphasis">Bases de Datos Orientadas a Objetos (OODBMS)</text:span></text:h>
      <text:list text:style-name="L2">
        <text:list-item>
          <text:p text:style-name="P4"><text:span text:style-name="Strong_20_Emphasis">Estándares:</text:span></text:p>
          <text:list>
            <text:list-item>
              <text:p text:style-name="P4"><text:span text:style-name="Strong_20_Emphasis">ODMG (Object Data Management Group) Standard</text:span>: Un estándar para bases de datos orientadas a objetos que define el modelo de datos, el lenguaje de consulta (OQL - Object Query Language) y las interfaces de programación. Aunque ha caído en desuso, fue clave en el desarrollo de las OODBMS.</text:p>
            </text:list-item>
            <text:list-item>
              <text:p text:style-name="P4"><text:span text:style-name="Strong_20_Emphasis">OQL (Object Query Language)</text:span>: Lenguaje estándar inspirado en SQL para realizar consultas en bases de datos orientadas a objetos.</text:p>
            </text:list-item>
          </text:list>
        </text:list-item>
        <text:list-item>
          <text:p text:style-name="P4"><text:span text:style-name="Strong_20_Emphasis">APIs:</text:span></text:p>
          <text:list>
            <text:list-item>
              <text:p text:style-name="P4"><text:span text:style-name="Strong_20_Emphasis">db4o</text:span>: API para interactuar con la base de datos orientada a objetos <text:span text:style-name="Strong_20_Emphasis">db4o</text:span>, que proporciona persistencia nativa para objetos Java y .NET. Permite almacenar y consultar objetos directamente, sin necesidad de un mapeo.</text:p>
            </text:list-item>
            <text:list-item>
              <text:p text:style-name="P4"><text:span text:style-name="Strong_20_Emphasis">ObjectDB</text:span>: Es una API para bases de datos orientadas a objetos que permite la persistencia de objetos sin mapeo relacional, ofreciendo un acceso directo a la base de datos a través de consultas orientadas a objetos.</text:p>
            </text:list-item>
            <text:list-item>
              <text:p text:style-name="P4"><text:span text:style-name="Strong_20_Emphasis">JDO (Java Data Objects)</text:span>: API estándar para la persistencia de objetos en Java. Es independiente de la base de datos y se puede usar tanto para bases de datos relacionales como orientadas a objetos.</text:p>
              <text:list>
                <text:list-item>
                  <text:p text:style-name="P3"><text:soft-page-break/>Relacionado con: ODMG, OQL.</text:p>
                </text:list-item>
              </text:list>
            </text:list-item>
          </text:list>
        </text:list-item>
      </text:list>
      <text:h text:style-name="Heading_20_3" text:outline-level="3">3. <text:span text:style-name="Strong_20_Emphasis">Bases de Datos Objeto-Relacionales (ORDBMS)</text:span></text:h>
      <text:list text:style-name="L3">
        <text:list-item>
          <text:p text:style-name="P6"><text:span text:style-name="Strong_20_Emphasis">Estándares:</text:span></text:p>
          <text:list>
            <text:list-item>
              <text:p text:style-name="P6"><text:span text:style-name="Strong_20_Emphasis">SQL3</text:span>: Extensión del estándar SQL que añade soporte para tipos de datos definidos por el usuario (UDTs), herencia y otras características orientadas a objetos en bases relacionales.</text:p>
            </text:list-item>
            <text:list-item>
              <text:p text:style-name="P6"><text:span text:style-name="Strong_20_Emphasis">UDT (User-Defined Types)</text:span>: Parte del estándar SQL3 que permite a los usuarios definir tipos de datos personalizados en las bases objeto-relacionales.</text:p>
            </text:list-item>
            <text:list-item>
              <text:p text:style-name="P6"><text:span text:style-name="Strong_20_Emphasis">SQL/XML</text:span>: Como en las bases relacionales, este estándar es utilizado para manejar datos XML dentro de bases objeto-relacionales.</text:p>
            </text:list-item>
          </text:list>
        </text:list-item>
        <text:list-item>
          <text:p text:style-name="P6"><text:span text:style-name="Strong_20_Emphasis">APIs:</text:span></text:p>
          <text:list>
            <text:list-item>
              <text:p text:style-name="P6"><text:span text:style-name="Strong_20_Emphasis">JDBC</text:span>: API estándar para interactuar con bases de datos objeto-relacionales. Permite manejar tanto datos relacionales como UDTs.</text:p>
            </text:list-item>
            <text:list-item>
              <text:p text:style-name="P6"><text:span text:style-name="Strong_20_Emphasis">Hibernate</text:span>: Aunque es principalmente una API de mapeo objeto-relacional, también puede trabajar con bases de datos objeto-relacionales al soportar tipos de datos complejos.</text:p>
              <text:list>
                <text:list-item>
                  <text:p text:style-name="P6">Relacionado con: SQL3, UDTs.</text:p>
                </text:list-item>
              </text:list>
            </text:list-item>
            <text:list-item>
              <text:p text:style-name="P5"><text:span text:style-name="Strong_20_Emphasis">PostgreSQL JDBC Driver</text:span>: API que extiende JDBC para proporcionar soporte adicional a características de PostgreSQL como UDTs y consultas en bases objeto-relacionales.</text:p>
            </text:list-item>
          </text:list>
        </text:list-item>
      </text:list>
      <text:h text:style-name="Heading_20_3" text:outline-level="3">4. <text:span text:style-name="Strong_20_Emphasis">Bases de Datos XML Nativas (XML DBMS)</text:span></text:h>
      <text:list text:style-name="L4">
        <text:list-item>
          <text:p text:style-name="P7"><text:span text:style-name="Strong_20_Emphasis">Estándares:</text:span></text:p>
          <text:list>
            <text:list-item>
              <text:p text:style-name="P8"><text:span text:style-name="Strong_20_Emphasis">XML (Extensible Markup Language)</text:span>: El estándar fundamental para definir y almacenar documentos estructurados. Las bases de datos XML nativas se construyen alrededor de este estándar.</text:p>
            </text:list-item>
            <text:list-item>
              <text:p text:style-name="P8"><text:span text:style-name="Strong_20_Emphasis">XPath</text:span>: Estándar de lenguaje para navegar por elementos y atributos en documentos XML.</text:p>
            </text:list-item>
            <text:list-item>
              <text:p text:style-name="P8"><text:span text:style-name="Strong_20_Emphasis">XQuery</text:span>: Estándar para consultar y manipular datos almacenados en formato XML. Es una extensión de XPath.</text:p>
            </text:list-item>
            <text:list-item>
              <text:p text:style-name="P8"><text:span text:style-name="Strong_20_Emphasis">XSLT (Extensible Stylesheet Language Transformations)</text:span>: Lenguaje estándar para transformar documentos XML en diferentes formatos (como HTML).</text:p>
            </text:list-item>
            <text:list-item>
              <text:p text:style-name="P8"><text:span text:style-name="Strong_20_Emphasis">DOM (Document Object Model)</text:span>: Modelo estándar de programación para manipular documentos XML en diferentes lenguajes.</text:p>
            </text:list-item>
          </text:list>
        </text:list-item>
        <text:list-item>
          <text:p text:style-name="P7"><text:span text:style-name="Strong_20_Emphasis">APIs:</text:span></text:p>
          <text:list>
            <text:list-item>
              <text:p text:style-name="P8"><text:span text:style-name="Strong_20_Emphasis">XQJ (XQuery API for Java)</text:span>: API que permite ejecutar sentencias de XQuery desde aplicaciones Java en bases de datos XML nativas.</text:p>
              <text:list>
                <text:list-item>
                  <text:p text:style-name="P8">Relacionado con: XQuery.</text:p>
                </text:list-item>
              </text:list>
            </text:list-item>
            <text:list-item>
              <text:p text:style-name="P8"><text:span text:style-name="Strong_20_Emphasis">JAXP (Java API for XML Processing)</text:span>: API que proporciona soporte para la manipulación de XML en Java. Implementa estándares como <text:span text:style-name="Strong_20_Emphasis">DOM</text:span>, <text:span text:style-name="Strong_20_Emphasis">SAX</text:span> y <text:span text:style-name="Strong_20_Emphasis">StAX</text:span> para la lectura, escritura y transformación de XML.</text:p>
              <text:list>
                <text:list-item>
                  <text:p text:style-name="P8">Relacionado con: XML, DOM, XPath.</text:p>
                </text:list-item>
              </text:list>
            </text:list-item>
            <text:list-item>
              <text:p text:style-name="P8"><text:soft-page-break/><text:span text:style-name="Strong_20_Emphasis">BaseX API</text:span>: API para interactuar con la base de datos XML nativa <text:span text:style-name="Strong_20_Emphasis">BaseX</text:span>, que permite consultas XQuery y operaciones de manipulación de datos XML.</text:p>
              <text:list>
                <text:list-item>
                  <text:p text:style-name="P8">Relacionado con: XQuery, XPath.</text:p>
                </text:list-item>
              </text:list>
            </text:list-item>
            <text:list-item>
              <text:p text:style-name="P8"><text:span text:style-name="Strong_20_Emphasis">eXist-db API</text:span>: API que proporciona acceso a la base de datos XML nativa <text:span text:style-name="Strong_20_Emphasis">eXist-db</text:span>. Soporta XQuery y XPath para realizar consultas y manipular documentos XML.</text:p>
              <text:list>
                <text:list-item>
                  <text:p text:style-name="P7">Relacionado con: XQuery, XPath.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4:54:50.652000000</meta:creation-date>
    <dc:date>2024-10-03T14:55:15.665000000</dc:date>
    <meta:editing-duration>PT25S</meta:editing-duration>
    <meta:editing-cycles>1</meta:editing-cycles>
    <meta:document-statistic meta:table-count="0" meta:image-count="0" meta:object-count="0" meta:page-count="3" meta:paragraph-count="47" meta:word-count="808" meta:character-count="5070" meta:non-whitespace-character-count="4352"/>
    <meta:generator>LibreOffice/24.2.3.2$Windows_X86_64 LibreOffice_project/433d9c2ded56988e8a90e6b2e771ee4e6a5ab2ba</meta:generator>
  </office:meta>
</office:document-meta>
</file>